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bit float</text:p>
          </table:table-cell>
          <table:table-cell office:value-type="string" calcext:value-type="string">
            <text:p>exact 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asAns_exact</text:p>
          </table:table-cell>
          <table:table-cell office:value-type="string" calcext:value-type="string">
            <text:p>HasAns_f1</text:p>
          </table:table-cell>
          <table:table-cell office:value-type="string" calcext:value-type="string">
            <text:p>HasAns_total</text:p>
          </table:table-cell>
        </table:table-row>
        <table:table-row table:style-name="ro1">
          <table:table-cell office:value-type="string" calcext:value-type="string">
            <text:p>Distilbert-base-uncased</text:p>
          </table:table-cell>
          <table:table-cell office:value-type="float" office:value="64" calcext:value-type="float">
            <text:p>64</text:p>
          </table:table-cell>
          <table:table-cell office:value-type="float" office:value="61.625" calcext:value-type="float">
            <text:p>61,625</text:p>
          </table:table-cell>
          <table:table-cell office:value-type="float" office:value="76.9028916062104" calcext:value-type="float">
            <text:p>76,9028916062104</text:p>
          </table:table-cell>
          <table:table-cell office:value-type="float" office:value="12000" calcext:value-type="float">
            <text:p>12000</text:p>
          </table:table-cell>
          <table:table-cell office:value-type="float" office:value="61.625" calcext:value-type="float">
            <text:p>61,625</text:p>
          </table:table-cell>
          <table:table-cell office:value-type="float" office:value="76.9028916062104" calcext:value-type="float">
            <text:p>76,9028916062104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Distilroberta-base</text:p>
          </table:table-cell>
          <table:table-cell office:value-type="float" office:value="64" calcext:value-type="float">
            <text:p>64</text:p>
          </table:table-cell>
          <table:table-cell office:value-type="float" office:value="65.62" calcext:value-type="float">
            <text:p>65,62</text:p>
          </table:table-cell>
          <table:table-cell office:value-type="float" office:value="80.0941800256691" calcext:value-type="float">
            <text:p>80,0941800256691</text:p>
          </table:table-cell>
          <table:table-cell office:value-type="float" office:value="12000" calcext:value-type="float">
            <text:p>12000</text:p>
          </table:table-cell>
          <table:table-cell office:value-type="float" office:value="65.6166666666667" calcext:value-type="float">
            <text:p>65,6166666666667</text:p>
          </table:table-cell>
          <table:table-cell office:value-type="float" office:value="80.0941800256691" calcext:value-type="float">
            <text:p>80,0941800256691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t-base-uncased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ert-base-v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4:50:09.832622517</meta:creation-date>
    <dc:date>2022-08-31T16:42:56.610365286</dc:date>
    <meta:editing-duration>PT1H52M47S</meta:editing-duration>
    <meta:editing-cycles>1</meta:editing-cycles>
    <meta:document-statistic meta:table-count="1" meta:cell-count="27" meta:object-count="0"/>
    <meta:generator>LibreOffice/7.4.0.3$Linux_X86_64 LibreOffice_project/40$Build-3</meta:generator>
  </office:meta>
</office:document-meta>
</file>